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303.333333333333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952380952381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21.666666666667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0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166666666666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5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5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5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5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5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5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5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5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5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120]-[.C120])*24;24)" office:value-type="float" office:value="1.5" calcext:value-type="float">
            <text:p/>
          </table:table-cell>
          <table:table-cell table:formula="of:=SUM([.$E$4:.$E120])" office:value-type="float" office:value="293" calcext:value-type="float">
            <text:p/>
          </table:table-cell>
          <table:table-cell table:formula="of:=SUMIF([.$B$4:.$B$132];[.B120];[.$E$4:.$E$132])" office:value-type="float" office:value="35.25" calcext:value-type="float">
            <text:p/>
          </table:table-cell>
          <table:table-cell table:formula="of:=625-[.F120]" office:value-type="float" office:value="332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21]-[.C121])*24;24)" office:value-type="float" office:value="1.75" calcext:value-type="float">
            <text:p/>
          </table:table-cell>
          <table:table-cell table:formula="of:=SUM([.$E$4:.$E121])" office:value-type="float" office:value="294.75" calcext:value-type="float">
            <text:p/>
          </table:table-cell>
          <table:table-cell table:formula="of:=SUMIF([.$B$4:.$B$132];[.B121];[.$E$4:.$E$132])" office:value-type="float" office:value="35.25" calcext:value-type="float">
            <text:p/>
          </table:table-cell>
          <table:table-cell table:formula="of:=625-[.F121]" office:value-type="float" office:value="330.25" calcext:value-type="float">
            <text:p/>
          </table:table-cell>
          <table:table-cell office:value-type="string" calcext:value-type="string">
            <text:p>nalezen scriptie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2];2)" office:value-type="float" office:value="13" calcext:value-type="float">
            <text:p/>
          </table:table-cell>
          <table:table-cell office:value-type="time" office:time-value="PT15H15M00S" calcext:value-type="time">
            <text:p>0.63541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122]-[.C122])*24;24)" office:value-type="float" office:value="4.25" calcext:value-type="float">
            <text:p/>
          </table:table-cell>
          <table:table-cell table:formula="of:=SUM([.$E$4:.$E122])" office:value-type="float" office:value="299" calcext:value-type="float">
            <text:p/>
          </table:table-cell>
          <table:table-cell table:formula="of:=SUMIF([.$B$4:.$B$132];[.B122];[.$E$4:.$E$132])" office:value-type="float" office:value="35.25" calcext:value-type="float">
            <text:p/>
          </table:table-cell>
          <table:table-cell table:formula="of:=625-[.F122]" office:value-type="float" office:value="326" calcext:value-type="float">
            <text:p/>
          </table:table-cell>
          <table:table-cell office:value-type="string" calcext:value-type="string">
            <text:p>nalezen scriptie &amp;opstur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3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3]-[.C123])*24;24)" office:value-type="float" office:value="2.75" calcext:value-type="float">
            <text:p/>
          </table:table-cell>
          <table:table-cell table:formula="of:=SUM([.$E$4:.$E123])" office:value-type="float" office:value="301.75" calcext:value-type="float">
            <text:p/>
          </table:table-cell>
          <table:table-cell table:formula="of:=SUMIF([.$B$4:.$B$132];[.B123];[.$E$4:.$E$132])" office:value-type="float" office:value="4.33333333333333" calcext:value-type="float">
            <text:p/>
          </table:table-cell>
          <table:table-cell table:formula="of:=625-[.F123]" office:value-type="float" office:value="323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4];2)" office:value-type="float" office:value="14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4]-[.C124])*24;24)" office:value-type="float" office:value="0.999999999999999" calcext:value-type="float">
            <text:p/>
          </table:table-cell>
          <table:table-cell table:formula="of:=SUM([.$E$4:.$E124])" office:value-type="float" office:value="302.75" calcext:value-type="float">
            <text:p/>
          </table:table-cell>
          <table:table-cell table:formula="of:=SUMIF([.$B$4:.$B$132];[.B124];[.$E$4:.$E$132])" office:value-type="float" office:value="4.33333333333333" calcext:value-type="float">
            <text:p/>
          </table:table-cell>
          <table:table-cell table:formula="of:=625-[.F124]" office:value-type="float" office:value="322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5];2)" office:value-type="float" office:value="14" calcext:value-type="float">
            <text:p/>
          </table:table-cell>
          <table:table-cell office:value-type="time" office:time-value="PT14H45M00S" calcext:value-type="time">
            <text:p>0.614583333333333</text:p>
          </table:table-cell>
          <table:table-cell office:value-type="time" office:time-value="PT15H20M00S" calcext:value-type="time">
            <text:p>0.638888888888889</text:p>
          </table:table-cell>
          <table:table-cell table:formula="of:=MOD(([.D125]-[.C125])*24;24)" office:value-type="float" office:value="0.583333333333331" calcext:value-type="float">
            <text:p/>
          </table:table-cell>
          <table:table-cell table:formula="of:=SUM([.$E$4:.$E125])" office:value-type="float" office:value="303.333333333333" calcext:value-type="float">
            <text:p/>
          </table:table-cell>
          <table:table-cell table:formula="of:=SUMIF([.$B$4:.$B$132];[.B125];[.$E$4:.$E$132])" office:value-type="float" office:value="4.33333333333333" calcext:value-type="float">
            <text:p/>
          </table:table-cell>
          <table:table-cell table:formula="of:=625-[.F125]" office:value-type="float" office:value="321.666666666667" calcext:value-type="float">
            <text:p/>
          </table:table-cell>
          <table:table-cell office:value-type="string" calcext:value-type="string">
            <text:p>webservice terug herstell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303.333333333333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303.333333333333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303.333333333333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303.333333333333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303.333333333333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303.333333333333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303.333333333333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303.333333333333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303.333333333333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303.333333333333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303.333333333333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303.333333333333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303.333333333333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303.333333333333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303.333333333333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303.333333333333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303.333333333333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303.333333333333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303.333333333333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303.333333333333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303.333333333333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303.333333333333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303.333333333333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303.333333333333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303.333333333333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303.333333333333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303.333333333333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303.333333333333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303.333333333333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303.333333333333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303.333333333333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303.333333333333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303.333333333333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303.333333333333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303.333333333333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303.333333333333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303.333333333333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303.333333333333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303.333333333333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303.333333333333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303.333333333333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303.333333333333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303.333333333333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303.333333333333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303.333333333333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303.333333333333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303.333333333333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303.333333333333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303.333333333333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303.333333333333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303.333333333333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303.333333333333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303.333333333333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303.333333333333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303.333333333333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303.333333333333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303.333333333333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303.333333333333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303.333333333333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303.333333333333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303.333333333333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303.333333333333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303.333333333333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303.333333333333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303.333333333333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303.333333333333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303.333333333333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303.333333333333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303.333333333333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303.333333333333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303.333333333333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303.333333333333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303.333333333333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303.333333333333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303.333333333333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9:26:50.922342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31T15:21:37.401992411</dc:date>
    <meta:editing-duration>P7DT8H2M23S</meta:editing-duration>
    <meta:editing-cycles>271</meta:editing-cycles>
    <meta:generator>LibreOffice/4.2.2.1$Linux_X86_64 LibreOffice_project/420m0$Build-1</meta:generator>
    <meta:document-statistic meta:table-count="1" meta:cell-count="1442" meta:object-count="0"/>
  </office:meta>
</office:document-meta>
</file>